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1pt" fo:font-style="normal" fo:text-shadow="none" style:text-underline-style="none" fo:font-weight="normal" officeooo:rsid="001e4968" officeooo:paragraph-rsid="001e4968" style:font-size-asian="11pt" style:font-style-asian="normal" style:font-weight-asian="normal" style:text-emphasize="none"/>
    </style:style>
    <style:style style:name="P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P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3pt" fo:font-style="normal" fo:text-shadow="none" style:text-underline-style="none" fo:font-weight="normal" officeooo:rsid="001e4968" officeooo:paragraph-rsid="001e4968" style:font-size-asian="13pt" style:font-style-asian="normal" style:font-weight-asian="normal" style:font-size-complex="13pt" style:text-emphasize="none"/>
    </style:style>
    <style:style style:name="T1" style:family="text">
      <style:text-properties officeooo:rsid="001e6e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plain a little about your experience of accessing your account settings on the platform.</text:p>
      <text:p text:style-name="P2">Platform: <text:span text:style-name="T1">Prototype</text:span></text:p>
      <text:p text:style-name="P3"/>
      <text:p text:style-name="P4">1) it's super easy. i click on my icon in the top right and all the settings appear before me and on the left. It is a little unclear with updating my details as it clears them and i can't see what i had before while editing them</text:p>
      <text:p text:style-name="P4"/>
      <text:p text:style-name="P4">2) Was really easy to do, intuitively, though I expected to see a settings icon but besides that it was fine</text:p>
      <text:p text:style-name="P4"/>
      <text:p text:style-name="P4">3) this was pretty standard, clicking the image at the top right and clicking "my account" </text:p>
      <text:p text:style-name="P4"/>
      <text:p text:style-name="P4">4) Again its very straight forward and hard to miss. </text:p>
      <text:p text:style-name="P4"/>
      <text:p text:style-name="P4">5) It was very easy to find my account settings. The link for my account is located in a location that is standard in most websites.</text:p>
      <text:p text:style-name="P4"/>
      <text:p text:style-name="P4">6) Account settings can be accessed easily by using the profile portrait. Once the settings have been accessed they are all in a similar place.</text:p>
      <text:p text:style-name="P4"/>
      <text:p text:style-name="P4">7) very clear and straight forward</text:p>
      <text:p text:style-name="P4"/>
      <text:p text:style-name="P4">8) It can be slightly confusing to access account settings after first time setup but over all it is laid out well.</text:p>
      <text:p text:style-name="P4"/>
      <text:p text:style-name="P4">9) once I found the button it was easy but a first time user might struggle spotting it</text:p>
      <text:p text:style-name="P4"/>
      <text:p text:style-name="P4">10) pretty easy but again it feels like you should be able to access this by clicking on the profile picture too so it can get you a bit turned around</text:p>
      <text:p text:style-name="P4"/>
      <text:p text:style-name="P4">11) I was able to edit all my details easily</text:p>
      <text:p text:style-name="P4"/>
      <text:p text:style-name="P4">12) Easy, and explained easily </text:p>
      <text:p text:style-name="P4"/>
      <text:p text:style-name="P4">13) Very easy, it is in the top right exactly where you'd expect it.</text:p>
      <text:p text:style-name="P4"/>
      <text:p text:style-name="P4">14) Seem well layed out and simple, i saw no problems or issues with it.</text:p>
      <text:p text:style-name="P4"/>
      <text:p text:style-name="P4">15) One click and you're there</text:p>
      <text:p text:style-name="P4"/>
      <text:p text:style-name="P4">16) Easy</text:p>
      <text:p text:style-name="P4"/>
      <text:p text:style-name="P4">17) wouldn't let me change settings it was fine to find it tho</text:p>
      <text:p text:style-name="P4"/>
      <text:p text:style-name="P4">18) It was really easy to find as it was right in front of you as you go in to account</text:p>
      <text:p text:style-name="P4"/>
      <text:p text:style-name="P4">19) very nice and easy to find and easy to do</text:p>
      <text:p text:style-name="P4"><text:soft-page-break/></text:p>
      <text:p text:style-name="P4">20) Easy but I would prefer not needing to go to my account and then the account settings for ease</text:p>
      <text:p text:style-name="P4"/>
      <text:p text:style-name="P4">21) Very simple and intuative, clicking on the profile photo and the "my account" settings option instantly appears</text:p>
      <text:p text:style-name="P4"/>
      <text:p text:style-name="P4">22) it was in the far corner and the icon was a bit small and not very pronounced, but I found it pretty easily</text:p>
      <text:p text:style-name="P4"/>
      <text:p text:style-name="P4">23) Really easy just clicked on the icon in the top right</text:p>
      <text:p text:style-name="P4"/>
      <text:p text:style-name="P4">24) The link seems to be a bit buggy, usually taking about 10-15 seconds to do anything after opening the submenu. This seems to be the case with the other options as well. After looking at it again, it seems that the link is only on the text, not the entire box. It would take a few seconds of clicking around to click the left side with the text, hence the apparent delay.</text:p>
      <text:p text:style-name="P4"/>
      <text:p text:style-name="P4">25) Simple and easy, the choice of colour is great making it very easy to point the attention in creating the account. </text:p>
      <text:p text:style-name="P4"/>
      <text:p text:style-name="P4">26) It was very easy to identify and then use, everything was clearly sign posted and I had no issues changing profile pictures etc</text:p>
      <text:p text:style-name="P1"/>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21:49:03.644994785</meta:creation-date>
    <dc:date>2023-03-17T22:27:50.173196647</dc:date>
    <meta:editing-duration>PT35M22S</meta:editing-duration>
    <meta:editing-cycles>3</meta:editing-cycles>
    <meta:generator>LibreOffice/7.4.4.2$Linux_X86_64 LibreOffice_project/40$Build-2</meta:generator>
    <meta:document-statistic meta:table-count="0" meta:image-count="0" meta:object-count="0" meta:page-count="2" meta:paragraph-count="28" meta:word-count="529" meta:character-count="2702" meta:non-whitespace-character-count="2197"/>
  </office:meta>
</office:document-meta>
</file>